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1eed3" officeooo:paragraph-rsid="0011eed3"/>
    </style:style>
    <style:style style:name="P2" style:family="paragraph" style:parent-style-name="Text_20_body">
      <style:text-properties officeooo:rsid="0011eed3" officeooo:paragraph-rsid="00137509"/>
    </style:style>
    <style:style style:name="P3" style:family="paragraph" style:parent-style-name="Text_20_body">
      <style:text-properties officeooo:rsid="0011eed3" officeooo:paragraph-rsid="0014d629"/>
    </style:style>
    <style:style style:name="P4" style:family="paragraph" style:parent-style-name="Text_20_body">
      <style:text-properties officeooo:rsid="0011eed3" officeooo:paragraph-rsid="00157186"/>
    </style:style>
    <style:style style:name="P5" style:family="paragraph" style:parent-style-name="Text_20_body">
      <style:text-properties officeooo:rsid="0011eed3" officeooo:paragraph-rsid="00161e94"/>
    </style:style>
    <style:style style:name="P6" style:family="paragraph" style:parent-style-name="Text_20_body">
      <style:text-properties officeooo:rsid="0011eed3" officeooo:paragraph-rsid="0016ef58"/>
    </style:style>
    <style:style style:name="P7" style:family="paragraph" style:parent-style-name="Text_20_body">
      <style:text-properties officeooo:rsid="0011eed3" officeooo:paragraph-rsid="0018d27a"/>
    </style:style>
    <style:style style:name="P8" style:family="paragraph" style:parent-style-name="Text_20_body">
      <style:text-properties officeooo:rsid="0011eed3" officeooo:paragraph-rsid="001904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509" style:font-weight-asian="bold" style:font-weight-complex="bold"/>
    </style:style>
    <style:style style:name="T3" style:family="text">
      <style:text-properties fo:font-weight="bold" officeooo:rsid="0014d629" style:font-weight-asian="bold" style:font-weight-complex="bold"/>
    </style:style>
    <style:style style:name="T4" style:family="text">
      <style:text-properties fo:font-weight="bold" officeooo:rsid="0014ecf3" style:font-weight-asian="bold" style:font-weight-complex="bold"/>
    </style:style>
    <style:style style:name="T5" style:family="text">
      <style:text-properties fo:font-weight="bold" officeooo:rsid="00157186" style:font-weight-asian="bold" style:font-weight-complex="bold"/>
    </style:style>
    <style:style style:name="T6" style:family="text">
      <style:text-properties fo:font-weight="bold" officeooo:rsid="00161e94" style:font-weight-asian="bold" style:font-weight-complex="bold"/>
    </style:style>
    <style:style style:name="T7" style:family="text">
      <style:text-properties fo:font-weight="bold" officeooo:rsid="0016ef58" style:font-weight-asian="bold" style:font-weight-complex="bold"/>
    </style:style>
    <style:style style:name="T8" style:family="text">
      <style:text-properties fo:font-weight="bold" officeooo:rsid="0018d27a" style:font-weight-asian="bold" style:font-weight-complex="bold"/>
    </style:style>
    <style:style style:name="T9" style:family="text">
      <style:text-properties fo:font-weight="bold" officeooo:rsid="0019042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7509" style:font-weight-asian="normal" style:font-weight-complex="normal"/>
    </style:style>
    <style:style style:name="T12" style:family="text">
      <style:text-properties fo:font-weight="normal" officeooo:rsid="0014d629" style:font-weight-asian="normal" style:font-weight-complex="normal"/>
    </style:style>
    <style:style style:name="T13" style:family="text">
      <style:text-properties fo:font-weight="normal" officeooo:rsid="0014ecf3" style:font-weight-asian="normal" style:font-weight-complex="normal"/>
    </style:style>
    <style:style style:name="T14" style:family="text">
      <style:text-properties fo:font-weight="normal" officeooo:rsid="00157186" style:font-weight-asian="normal" style:font-weight-complex="normal"/>
    </style:style>
    <style:style style:name="T15" style:family="text">
      <style:text-properties fo:font-weight="normal" officeooo:rsid="00161e94" style:font-weight-asian="normal" style:font-weight-complex="normal"/>
    </style:style>
    <style:style style:name="T16" style:family="text">
      <style:text-properties fo:font-weight="normal" officeooo:rsid="0016ef58" style:font-weight-asian="normal" style:font-weight-complex="normal"/>
    </style:style>
    <style:style style:name="T17" style:family="text">
      <style:text-properties fo:font-weight="normal" officeooo:rsid="0018d27a" style:font-weight-asian="normal" style:font-weight-complex="normal"/>
    </style:style>
    <style:style style:name="T18" style:family="text">
      <style:text-properties fo:font-weight="normal" officeooo:rsid="0019042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idation Test Strategy</text:h>
      <text:p text:style-name="P1"><text:span text:style-name="T1">Test 1</text:span><text:line-break/><text:span text:style-name="T1">Purpose:</text:span> Test add bumper functionality.<text:line-break/><text:span text:style-name="T1">Inputs:</text:span> Add bumper GUI button, empty grid location, bumper type GUI selection.<text:line-break/><text:span text:style-name="T1">Expected outputs:</text:span> A bumper of the selected type is added at the selected location.</text:p>
      <text:p text:style-name="P1"><text:span text:style-name="T1">Test 2</text:span><text:line-break/><text:span text:style-name="T1">Purpose:</text:span><text:span text:style-name="T10"> Test add bumper functionality.</text:span><text:line-break/><text:span text:style-name="T1">Inputs: </text:span><text:span text:style-name="T10">Add bumper GUI button, occupied grid location, bumper type GUI selection.</text:span><text:line-break/><text:span text:style-name="T1">Expected outputs:</text:span><text:span text:style-name="T10"> GUI alert stating that the location is occupied.</text:span></text:p>
      <text:p text:style-name="P1"><text:span text:style-name="T1">Test 3</text:span><text:span text:style-name="T10"> <text:line-break/></text:span><text:span text:style-name="T1">Purpose:</text:span><text:span text:style-name="T10"> Test add flipper functionality.<text:line-break/></text:span><text:span text:style-name="T1">Inputs:</text:span><text:span text:style-name="T10"> Add (right or left) flipper GUI button, empty grid location (surrounded by appropriate empty locations).<text:line-break/></text:span><text:span text:style-name="T1">Expected outputs:</text:span><text:span text:style-name="T10"> A flipper of the selected orientation is added at the selected locations.</text:span></text:p>
      <text:p text:style-name="P1"><text:span text:style-name="T1">Test 4</text:span><text:span text:style-name="T10"> <text:line-break/></text:span><text:span text:style-name="T1">Purpose:</text:span><text:span text:style-name="T10"> Test add flipper functionality.<text:line-break/></text:span><text:span text:style-name="T1">Inputs:</text:span><text:span text:style-name="T10"> Add (right or left) flipper GUI button, occupied grid location (surrounded by appropriate empty locations).<text:line-break/></text:span><text:span text:style-name="T1">Expected outputs: </text:span><text:span text:style-name="T10">GUI alert stating that the location is occupied. </text:span></text:p>
      <text:p text:style-name="P1"><text:span text:style-name="T1">Test 5</text:span><text:span text:style-name="T10"> <text:line-break/></text:span><text:span text:style-name="T1">Purpose: </text:span><text:span text:style-name="T10">Test add flipper functionality. <text:line-break/></text:span><text:span text:style-name="T1">Inputs:</text:span><text:span text:style-name="T10"> Add (right or left) flipper GUI button, empty grid location (surrounded by appropriate occupied locations).<text:line-break/></text:span><text:span text:style-name="T1">Expected outputs: </text:span><text:span text:style-name="T10">GUI alert stating that the location is occupied. </text:span></text:p>
      <text:p text:style-name="P1"><text:span text:style-name="T1">Test 6</text:span><text:span text:style-name="T10"> <text:line-break/></text:span><text:span text:style-name="T1">Purpose: </text:span><text:span text:style-name="T10">Test add flipper functionality.<text:line-break/></text:span><text:span text:style-name="T1">Inputs:</text:span><text:span text:style-name="T10"> Add (right or left) flipper GUI button, occupied grid location (surrounded by appropriate empty or occupied locations).<text:line-break/></text:span><text:span text:style-name="T1">Expected outputs:</text:span><text:span text:style-name="T10"> GUI alert stating that the location is occupied.</text:span></text:p>
      <text:p text:style-name="P1"><text:span text:style-name="T1">Test </text:span><text:span text:style-name="T2">7</text:span><text:span text:style-name="T10"><text:line-break/></text:span><text:span text:style-name="T1">Purpose:</text:span><text:span text:style-name="T10"> </text:span><text:span text:style-name="T11">Test add absorber functionality.</text:span><text:span text:style-name="T10"><text:line-break/></text:span><text:span text:style-name="T1">Inputs:</text:span><text:span text:style-name="T10"> </text:span><text:span text:style-name="T11">Add absorber GUI button, initial grid location and a final grid location selected with a click and drag with all filled locations empty.</text:span><text:span text:style-name="T10"><text:line-break/></text:span><text:span text:style-name="T1">Expected outputs:</text:span><text:span text:style-name="T10"> </text:span><text:span text:style-name="T11">An absorber is added at all locations between the two selected locations as a rectangle.</text:span></text:p>
      <text:p text:style-name="P2"><text:span text:style-name="T1">Test </text:span><text:span text:style-name="T2">8</text:span><text:span text:style-name="T10"><text:line-break/></text:span><text:span text:style-name="T1">Purpose:</text:span><text:span text:style-name="T10"> </text:span><text:span text:style-name="T11">Test add absorber functionality.</text:span><text:span text:style-name="T10"><text:line-break/></text:span><text:span text:style-name="T1">Inputs:</text:span><text:span text:style-name="T10"> </text:span><text:span text:style-name="T11">Add absorber GUI button, initial grid location and a final grid location selected with a click and drag with some filled locations occupied.</text:span><text:span text:style-name="T10"><text:line-break/></text:span><text:span text:style-name="T1">Expected outputs:</text:span><text:span text:style-name="T10"> </text:span><text:span text:style-name="T11">GUI alert stating that the location is occupied.</text:span></text:p>
      <text:p text:style-name="P2"><text:soft-page-break/><text:span text:style-name="T1">Test </text:span><text:span text:style-name="T2">9</text:span><text:span text:style-name="T10"><text:line-break/></text:span><text:span text:style-name="T1">Purpose:</text:span><text:span text:style-name="T10"> </text:span><text:span text:style-name="T11">Test add ball functionality.</text:span><text:span text:style-name="T10"><text:line-break/></text:span><text:span text:style-name="T1">Inputs:</text:span><text:span text:style-name="T10"> </text:span><text:span text:style-name="T11">Add ball GUI button, velocity value selected and an empty grid location.</text:span><text:span text:style-name="T10"><text:line-break/></text:span><text:span text:style-name="T1">Expected outputs:</text:span><text:span text:style-name="T10"> </text:span><text:span text:style-name="T11">A ball with the selected velocity is added at the location.</text:span></text:p>
      <text:p text:style-name="P2"><text:span text:style-name="T1">Test </text:span><text:span text:style-name="T2">10</text:span><text:span text:style-name="T10"><text:line-break/></text:span><text:span text:style-name="T1">Purpose:</text:span><text:span text:style-name="T10"> </text:span><text:span text:style-name="T11">Test add ball functionality.</text:span><text:span text:style-name="T10"><text:line-break/></text:span><text:span text:style-name="T1">Inputs:</text:span><text:span text:style-name="T10"> </text:span><text:span text:style-name="T11">Add ball GUI button, velocity value selected as zero and a grid location occupied as an absorber.</text:span><text:span text:style-name="T10"><text:line-break/></text:span><text:span text:style-name="T1">Expected outputs:</text:span><text:span text:style-name="T10"> </text:span><text:span text:style-name="T11">A ball is placed within the absorber.</text:span></text:p>
      <text:p text:style-name="P2"><text:span text:style-name="T1">Test </text:span><text:span text:style-name="T2">11</text:span><text:span text:style-name="T10"><text:line-break/></text:span><text:span text:style-name="T1">Purpose:</text:span><text:span text:style-name="T10"> </text:span><text:span text:style-name="T11">Test add ball functionality.</text:span><text:span text:style-name="T10"><text:line-break/></text:span><text:span text:style-name="T1">Inputs:</text:span><text:span text:style-name="T10"> </text:span><text:span text:style-name="T11">Add ball GUI button, velocity value selected and an occupied grid location.</text:span><text:span text:style-name="T10"><text:line-break/></text:span><text:span text:style-name="T1">Expected outputs:</text:span><text:span text:style-name="T10"> </text:span><text:span text:style-name="T11">GUI alert stating that the location is occupied.</text:span></text:p>
      <text:p text:style-name="P2"><text:span text:style-name="T1">Test </text:span><text:span text:style-name="T2">12</text:span><text:span text:style-name="T10"><text:line-break/></text:span><text:span text:style-name="T1">Purpose:</text:span><text:span text:style-name="T10"> </text:span><text:span text:style-name="T11">Test rotate functionality.</text:span><text:span text:style-name="T10"><text:line-break/></text:span><text:span text:style-name="T1">Inputs:</text:span><text:span text:style-name="T10"> </text:span><text:span text:style-name="T11">Rotate GUI button, a grid location occupied by a bumper.</text:span><text:span text:style-name="T10"><text:line-break/></text:span><text:span text:style-name="T1">Expected outputs:</text:span><text:span text:style-name="T10"> </text:span><text:span text:style-name="T11">The bumper is rotated clockwise by ninety degrees.</text:span></text:p>
      <text:p text:style-name="P2"><text:span text:style-name="T1">Test </text:span><text:span text:style-name="T2">13</text:span><text:span text:style-name="T10"><text:line-break/></text:span><text:span text:style-name="T1">Purpose:</text:span><text:span text:style-name="T10"> </text:span><text:span text:style-name="T11">Test rotate functionality.</text:span><text:span text:style-name="T10"><text:line-break/></text:span><text:span text:style-name="T1">Inputs:</text:span><text:span text:style-name="T10"> </text:span><text:span text:style-name="T11">Rotate GUI button, a grid location occupied by a flipper where appropriate adjacent locations are empty.</text:span><text:span text:style-name="T10"><text:line-break/></text:span><text:span text:style-name="T1">Expected outputs:</text:span><text:span text:style-name="T10"> </text:span><text:span text:style-name="T11">The flipper is rotated clockwise by ninety degrees around the initially selected location when placed.</text:span></text:p>
      <text:p text:style-name="P2"><text:span text:style-name="T1">Test </text:span><text:span text:style-name="T2">14</text:span><text:span text:style-name="T10"><text:line-break/></text:span><text:span text:style-name="T1">Purpose:</text:span><text:span text:style-name="T10"> </text:span><text:span text:style-name="T11">Test rotate functionality.</text:span><text:span text:style-name="T10"><text:line-break/></text:span><text:span text:style-name="T1">Inputs:</text:span><text:span text:style-name="T10"> </text:span><text:span text:style-name="T11">Rotate GUI button, a grid location occupied by a flipper where appropriate adjacent locations are occupied.</text:span><text:span text:style-name="T10"><text:line-break/></text:span><text:span text:style-name="T1">Expected outputs</text:span><text:span text:style-name="T2">:</text:span><text:span text:style-name="T10"> </text:span><text:span text:style-name="T11">GUI alert stating that the location is occupied.</text:span></text:p>
      <text:p text:style-name="P2"><text:span text:style-name="T1">Test </text:span><text:span text:style-name="T2">15</text:span><text:span text:style-name="T10"><text:line-break/></text:span><text:span text:style-name="T1">Purpose:</text:span><text:span text:style-name="T10"> </text:span><text:span text:style-name="T11">Test rotate functionality.</text:span><text:span text:style-name="T10"><text:line-break/></text:span><text:span text:style-name="T1">Inputs:</text:span><text:span text:style-name="T10"> </text:span><text:span text:style-name="T11">Rotate GUI button, a grid location occupied by an absorber.</text:span><text:span text:style-name="T10"><text:line-break/></text:span><text:span text:style-name="T1">Expected outputs:</text:span><text:span text:style-name="T10"> </text:span><text:span text:style-name="T11">GUI alert stating that absorbers cannot be rotated.</text:span></text:p>
      <text:p text:style-name="P2"><text:span text:style-name="T1">Test </text:span><text:span text:style-name="T2">16</text:span><text:span text:style-name="T10"><text:line-break/></text:span><text:span text:style-name="T1">Purpose:</text:span><text:span text:style-name="T10"> </text:span><text:span text:style-name="T11">Test rotate functionality.</text:span><text:span text:style-name="T10"><text:line-break/></text:span><text:span text:style-name="T1">Inputs:</text:span><text:span text:style-name="T10"> </text:span><text:span text:style-name="T11">Rotate GUI button, an empty grid location.</text:span><text:span text:style-name="T10"><text:line-break/></text:span><text:span text:style-name="T1">Expected outputs:</text:span><text:span text:style-name="T10"> </text:span><text:span text:style-name="T11">No</text:span><text:span text:style-name="T12">ne</text:span><text:span text:style-name="T11">.</text:span></text:p>
      <text:p text:style-name="P2"><text:span text:style-name="T1">Test </text:span><text:span text:style-name="T2">17</text:span><text:span text:style-name="T10"><text:line-break/></text:span><text:span text:style-name="T1">Purpose:</text:span><text:span text:style-name="T10"> </text:span><text:span text:style-name="T12">Test move functionality.</text:span><text:span text:style-name="T10"><text:line-break/></text:span><text:span text:style-name="T1">Inputs:</text:span><text:span text:style-name="T10"> </text:span><text:span text:style-name="T12">Move GUI button, a grid location occupied by a bumper, an empty grid location.</text:span><text:span text:style-name="T10"><text:line-break/></text:span><text:span text:style-name="T1">Expected outputs:</text:span><text:span text:style-name="T10"> </text:span><text:span text:style-name="T12">The bumper is moved to the new location.</text:span></text:p>
      <text:p text:style-name="P2"><text:span text:style-name="T1">Test </text:span><text:span text:style-name="T3">18</text:span><text:span text:style-name="T10"><text:line-break/></text:span><text:span text:style-name="T1">Purpose:</text:span><text:span text:style-name="T10"> </text:span><text:span text:style-name="T12">Test move functionality.</text:span><text:span text:style-name="T10"><text:line-break/></text:span><text:soft-page-break/><text:span text:style-name="T1">Inputs:</text:span><text:span text:style-name="T10"> </text:span><text:span text:style-name="T12">Move GUI button, a grid location occupied by a bumper, an occupied grid location.</text:span><text:span text:style-name="T10"><text:line-break/></text:span><text:span text:style-name="T1">Expected outputs:</text:span><text:span text:style-name="T10"> </text:span><text:span text:style-name="T12">GUI alert stating that the location is occupied.</text:span></text:p>
      <text:p text:style-name="P2"><text:span text:style-name="T1">Test </text:span><text:span text:style-name="T3">19</text:span><text:span text:style-name="T10"><text:line-break/></text:span><text:span text:style-name="T1">Purpose:</text:span><text:span text:style-name="T10"> </text:span><text:span text:style-name="T12">Test move functionality.</text:span><text:span text:style-name="T10"><text:line-break/></text:span><text:span text:style-name="T1">Inputs:</text:span><text:span text:style-name="T10"> </text:span><text:span text:style-name="T12">Move GUI button, a grid location occupied by a flipper, an empty grid location surrounded by appropriate empty adjacent locations.</text:span><text:span text:style-name="T10"><text:line-break/></text:span><text:span text:style-name="T1">Expected outputs:</text:span><text:span text:style-name="T10"> </text:span><text:span text:style-name="T12">The flipper is moved to the new locations.</text:span></text:p>
      <text:p text:style-name="P3"><text:span text:style-name="T3">Test 20</text:span><text:span text:style-name="T12"><text:line-break/></text:span><text:span text:style-name="T3">Purpose:</text:span><text:span text:style-name="T12"> Test move functionality.<text:line-break/></text:span><text:span text:style-name="T3">Inputs:</text:span><text:span text:style-name="T12"> Move GUI button, a grid location occupied by a flipper, an occupied grid location surrounded by appropriate empty adjacent locations.<text:line-break/></text:span><text:span text:style-name="T3">Expected outputs:</text:span><text:span text:style-name="T12"> GUI alert stating that the location is occupied.</text:span></text:p>
      <text:p text:style-name="P3"><text:span text:style-name="T3">Test 21</text:span><text:span text:style-name="T12"><text:line-break/></text:span><text:span text:style-name="T3">Purpose:</text:span><text:span text:style-name="T12"> Test move functionality.<text:line-break/></text:span><text:span text:style-name="T3">Inputs:</text:span><text:span text:style-name="T12"> Move GUI button, a grid location occupied by a flipper, an empty grid location surrounded by appropriate occupied adjacent locations.<text:line-break/></text:span><text:span text:style-name="T3">Expected outputs:</text:span><text:span text:style-name="T12"> GUI alert stating that the location is occupied.</text:span></text:p>
      <text:p text:style-name="P3"><text:span text:style-name="T3">Test 22</text:span><text:span text:style-name="T12"><text:line-break/></text:span><text:span text:style-name="T3">Purpose:</text:span><text:span text:style-name="T12"> Test move functionality.<text:line-break/></text:span><text:span text:style-name="T3">Inputs:</text:span><text:span text:style-name="T12"> Move GUI button, a grid location occupied by a flipper, an occupied grid location surrounded by appropriate empty or occupied adjacent locations.<text:line-break/></text:span><text:span text:style-name="T3">Expected outputs:</text:span><text:span text:style-name="T12"> GUI alert stating that the location is occupied.</text:span></text:p>
      <text:p text:style-name="P2"><text:span text:style-name="T1">Test </text:span><text:span text:style-name="T3">23</text:span><text:span text:style-name="T10"><text:line-break/></text:span><text:span text:style-name="T1">Purpose:</text:span><text:span text:style-name="T10"> </text:span><text:span text:style-name="T12">Test delete functionality.</text:span><text:span text:style-name="T10"><text:line-break/></text:span><text:span text:style-name="T1">Inputs:</text:span><text:span text:style-name="T10"> </text:span><text:span text:style-name="T12">Delete GUI button, a grid location occupied by a gizmo.</text:span><text:span text:style-name="T10"><text:line-break/></text:span><text:span text:style-name="T1">Expected outputs:</text:span><text:span text:style-name="T10"> </text:span><text:span text:style-name="T12">Selected gizmo is removed from the grid.</text:span></text:p>
      <text:p text:style-name="P2"><text:span text:style-name="T1">Test </text:span><text:span text:style-name="T3">24</text:span><text:span text:style-name="T10"><text:line-break/></text:span><text:span text:style-name="T1">Purpose:</text:span><text:span text:style-name="T10"> </text:span><text:span text:style-name="T12">Test delete functionality.</text:span><text:span text:style-name="T10"><text:line-break/></text:span><text:span text:style-name="T1">Inputs:</text:span><text:span text:style-name="T10"> </text:span><text:span text:style-name="T12">Delete GUI button, a grid location occupied by an absorber.</text:span><text:span text:style-name="T10"><text:line-break/></text:span><text:span text:style-name="T1">Expected outputs:</text:span><text:span text:style-name="T10"> </text:span><text:span text:style-name="T12">Selected absorber is removed from the grid.</text:span></text:p>
      <text:p text:style-name="P2"><text:span text:style-name="T1">Test </text:span><text:span text:style-name="T3">25</text:span><text:span text:style-name="T10"><text:line-break/></text:span><text:span text:style-name="T1">Purpose:</text:span><text:span text:style-name="T10"> </text:span><text:span text:style-name="T12">Test delete functionality.</text:span><text:span text:style-name="T10"><text:line-break/></text:span><text:span text:style-name="T1">Inputs:</text:span><text:span text:style-name="T10"> </text:span><text:span text:style-name="T12">Delete GUI button, a ball on the grid.</text:span><text:span text:style-name="T10"><text:line-break/></text:span><text:span text:style-name="T1">Expected outputs:</text:span><text:span text:style-name="T10"> </text:span><text:span text:style-name="T12">Selected ball is removed from the grid.</text:span></text:p>
      <text:p text:style-name="P2"><text:span text:style-name="T1">Test </text:span><text:span text:style-name="T3">26</text:span><text:span text:style-name="T10"><text:line-break/></text:span><text:span text:style-name="T1">Purpose:</text:span><text:span text:style-name="T10"> </text:span><text:span text:style-name="T12">Test delete functionality.</text:span><text:span text:style-name="T10"><text:line-break/></text:span><text:span text:style-name="T1">Inputs:</text:span><text:span text:style-name="T10"> </text:span><text:span text:style-name="T12">Delete GUI button, an empty grid location.</text:span><text:span text:style-name="T10"><text:line-break/></text:span><text:span text:style-name="T1">Expected outputs:</text:span><text:span text:style-name="T10"> </text:span><text:span text:style-name="T12">None.</text:span></text:p>
      <text:p text:style-name="P2"><text:span text:style-name="T1">Test </text:span><text:span text:style-name="T4">27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bumper, a second grid location </text:span><text:soft-page-break/><text:span text:style-name="T14">occupied by a bum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2"><text:span text:style-name="T1">Test </text:span><text:span text:style-name="T5">28</text:span><text:span text:style-name="T10"><text:line-break/></text:span><text:span text:style-name="T1">Purpose:</text:span><text:span text:style-name="T10"> </text:span><text:span text:style-name="T14">Test trigger activation functionality.</text:span><text:span text:style-name="T10"><text:line-break/></text:span><text:span text:style-name="T1">Inputs:</text:span><text:span text:style-name="T10"> </text:span><text:span text:style-name="T14">In run mode, a ball collides with a bumper with a trigger associated with another bumper.</text:span><text:span text:style-name="T10"><text:line-break/></text:span><text:span text:style-name="T1">Expected outputs:</text:span><text:span text:style-name="T10"> </text:span><text:span text:style-name="T14">The associated bumper changes colour.</text:span></text:p>
      <text:p text:style-name="P4"><text:span text:style-name="T1">Test </text:span><text:span text:style-name="T4">2</text:span><text:span text:style-name="T5">9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bumper, a second grid location occupied by a flip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4"><text:span text:style-name="T5">Test 30</text:span><text:span text:style-name="T14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all collides with a bumper with a trigger associated with a flipper.<text:line-break/></text:span><text:span text:style-name="T5">Expected outputs:</text:span><text:span text:style-name="T14"> The associated flipper flips.</text:span></text:p>
      <text:p text:style-name="P5"><text:span text:style-name="T1">Test </text:span><text:span text:style-name="T6">31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bumper, a second grid location occupied by a</text:span><text:span text:style-name="T15">n absorber</text:span><text:span text:style-name="T14">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5"><text:span text:style-name="T5">Test 3</text:span><text:span text:style-name="T6">2</text:span><text:span text:style-name="T14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all collides with a bumper with a trigger associated with a</text:span><text:span text:style-name="T15">n absorber</text:span><text:span text:style-name="T14">.<text:line-break/></text:span><text:span text:style-name="T5">Expected outputs:</text:span><text:span text:style-name="T14"> </text:span><text:span text:style-name="T15">If the absorber contains a ball, a ball is fired, else no action.</text:span></text:p>
      <text:p text:style-name="P4"><text:span text:style-name="T1">Test </text:span><text:span text:style-name="T5">3</text:span><text:span text:style-name="T6">3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flipper, a second grid location occupied by a bum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4"><text:span text:style-name="T5">Test 3</text:span><text:span text:style-name="T6">4</text:span><text:span text:style-name="T14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all collides with a flipper with a trigger associated with a bumper.<text:line-break/></text:span><text:span text:style-name="T5">Expected outputs:</text:span><text:span text:style-name="T14"> The associated bumper changes colour.</text:span></text:p>
      <text:p text:style-name="P4"><text:span text:style-name="T1">Test </text:span><text:span text:style-name="T5">3</text:span><text:span text:style-name="T6">5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flipper, a second grid location occupied by a flip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4"><text:span text:style-name="T5">Test 3</text:span><text:span text:style-name="T6">6</text:span><text:span text:style-name="T14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all collides with a flipper with a trigger associated with another flipper.<text:line-break/></text:span><text:span text:style-name="T5">Expected outputs:</text:span><text:span text:style-name="T14"> The associated flipper flips.</text:span></text:p>
      <text:p text:style-name="P5"><text:soft-page-break/><text:span text:style-name="T1">Test </text:span><text:span text:style-name="T5">3</text:span><text:span text:style-name="T6">5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 grid location occupied by a flipper, a second grid location occupied by a</text:span><text:span text:style-name="T15">n absorber</text:span><text:span text:style-name="T14">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5"><text:span text:style-name="T5">Test 3</text:span><text:span text:style-name="T6">6</text:span><text:span text:style-name="T14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all collides with a flipper with a trigger associated with an</text:span><text:span text:style-name="T15"> absorber</text:span><text:span text:style-name="T14">.<text:line-break/></text:span><text:span text:style-name="T5">Expected outputs:</text:span><text:span text:style-name="T6"> </text:span><text:span text:style-name="T15">If the absorber contains a ball, a ball is fired, else no action.</text:span></text:p>
      <text:p text:style-name="P5"><text:span text:style-name="T1">Test </text:span><text:span text:style-name="T6">37</text:span><text:span text:style-name="T10"><text:line-break/></text:span><text:span text:style-name="T1">Purpose:</text:span><text:span text:style-name="T10"> </text:span><text:span text:style-name="T15">Test add action trigger functionality.</text:span><text:span text:style-name="T10"><text:line-break/></text:span><text:span text:style-name="T1">Inputs:</text:span><text:span text:style-name="T10"> </text:span><text:span text:style-name="T15">Add action trigger GUI button, a grid location occupied by an absorber, a second grid location occupied by a bum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5"><text:span text:style-name="T1">Test </text:span><text:span text:style-name="T6">38</text:span><text:span text:style-name="T10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</text:span><text:span text:style-name="T15">all is absorbed by an absorber</text:span><text:span text:style-name="T14"> with a trigger associated with a</text:span><text:span text:style-name="T15"> bumper</text:span><text:span text:style-name="T14">.<text:line-break/></text:span><text:span text:style-name="T5">Expected outputs:</text:span><text:span text:style-name="T6"> </text:span><text:span text:style-name="T15">The associated bumper changes colour.</text:span></text:p>
      <text:p text:style-name="P5"><text:span text:style-name="T1">Test </text:span><text:span text:style-name="T6">39</text:span><text:span text:style-name="T10"><text:line-break/></text:span><text:span text:style-name="T1">Purpose:</text:span><text:span text:style-name="T10"> </text:span><text:span text:style-name="T15">Test add action trigger functionality.</text:span><text:span text:style-name="T10"><text:line-break/></text:span><text:span text:style-name="T1">Inputs:</text:span><text:span text:style-name="T10"> </text:span><text:span text:style-name="T15">Add action trigger GUI button, a grid location occupied by an absorber, a second grid location occupied by a flipp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5"><text:span text:style-name="T1">Test </text:span><text:span text:style-name="T6">40</text:span><text:span text:style-name="T10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</text:span><text:span text:style-name="T15">all is absorbed by an absorber</text:span><text:span text:style-name="T14"> with a trigger associated with a</text:span><text:span text:style-name="T15"> flipper</text:span><text:span text:style-name="T14">.<text:line-break/></text:span><text:span text:style-name="T5">Expected outputs:</text:span><text:span text:style-name="T6"> </text:span><text:span text:style-name="T15">The associated flipper flips.</text:span></text:p>
      <text:p text:style-name="P5"><text:span text:style-name="T1">Test </text:span><text:span text:style-name="T6">41</text:span><text:span text:style-name="T10"><text:line-break/></text:span><text:span text:style-name="T1">Purpose:</text:span><text:span text:style-name="T10"> </text:span><text:span text:style-name="T15">Test add action trigger functionality.</text:span><text:span text:style-name="T10"><text:line-break/></text:span><text:span text:style-name="T1">Inputs:</text:span><text:span text:style-name="T10"> </text:span><text:span text:style-name="T15">Add action trigger GUI button, a grid location occupied by an absorber, a second grid location occupied by another absorber.</text:span><text:span text:style-name="T10"><text:line-break/></text:span><text:span text:style-name="T1">Expected outputs:</text:span><text:span text:style-name="T10"> </text:span><text:span text:style-name="T14">GUI alert saying trigger successfully applied.</text:span></text:p>
      <text:p text:style-name="P5"><text:span text:style-name="T6">Test 42</text:span><text:span text:style-name="T15"><text:line-break/></text:span><text:span text:style-name="T5">Purpose:</text:span><text:span text:style-name="T14"> Test trigger activation functionality.<text:line-break/></text:span><text:span text:style-name="T5">Inputs:</text:span><text:span text:style-name="T14"> In run mode, a b</text:span><text:span text:style-name="T15">all is absorbed by an absorber</text:span><text:span text:style-name="T14"> with a trigger associated with a</text:span><text:span text:style-name="T15">nother absorber</text:span><text:span text:style-name="T14">.<text:line-break/></text:span><text:span text:style-name="T5">Expected outputs:</text:span><text:span text:style-name="T6"> </text:span><text:span text:style-name="T15">If the associated absorber contains a ball, a ball is fired, else no action.</text:span></text:p>
      <text:p text:style-name="P4"><text:span text:style-name="T1">Test </text:span><text:span text:style-name="T6">43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n occupied grid location, an empty grid location.</text:span><text:span text:style-name="T10"><text:line-break/></text:span><text:span text:style-name="T1">Expected outputs:</text:span><text:span text:style-name="T10"> </text:span><text:span text:style-name="T14">GUI alert informing the user that triggers must be applied to gizmos.</text:span></text:p>
      <text:p text:style-name="P4"><text:soft-page-break/><text:span text:style-name="T1">Test </text:span><text:span text:style-name="T6">44</text:span><text:span text:style-name="T10"><text:line-break/></text:span><text:span text:style-name="T1">Purpose:</text:span><text:span text:style-name="T10"> </text:span><text:span text:style-name="T13">Test add action trigger functionality.</text:span><text:span text:style-name="T10"><text:line-break/></text:span><text:span text:style-name="T1">Inputs:</text:span><text:span text:style-name="T10"> </text:span><text:span text:style-name="T14">Add action trigger GUI button, an empty grid location.</text:span><text:span text:style-name="T10"><text:line-break/></text:span><text:span text:style-name="T1">Expected outputs:</text:span><text:span text:style-name="T10"> </text:span><text:span text:style-name="T14">GUI alert informing the user that triggers must be applied to gizmos.</text:span></text:p>
      <text:p text:style-name="P2"><text:span text:style-name="T1">Test </text:span><text:span text:style-name="T6">45</text:span><text:span text:style-name="T10"><text:line-break/></text:span><text:span text:style-name="T1">Purpose:</text:span><text:span text:style-name="T10"> </text:span><text:span text:style-name="T15">Test remove action trigger functionality.</text:span><text:span text:style-name="T10"><text:line-break/></text:span><text:span text:style-name="T1">Inputs:</text:span><text:span text:style-name="T10"> </text:span><text:span text:style-name="T15">Remove action trigger GUI button, an grid location occupied from a gizmo or absorber</text:span><text:span text:style-name="T16"> with an action trigger</text:span><text:span text:style-name="T15">.</text:span><text:span text:style-name="T10"><text:line-break/></text:span><text:span text:style-name="T1">Expected outputs:</text:span><text:span text:style-name="T10"> </text:span><text:span text:style-name="T15">GUI alert informing the user that</text:span><text:span text:style-name="T16"> trigger has been removed.</text:span></text:p>
      <text:p text:style-name="P6"><text:span text:style-name="T7">Test </text:span><text:span text:style-name="T6">4</text:span><text:span text:style-name="T7">6</text:span><text:span text:style-name="T16"><text:line-break/></text:span><text:span text:style-name="T7">Purpose:</text:span><text:span text:style-name="T16"> </text:span><text:span text:style-name="T15">Test remove action trigger functionality.</text:span><text:span text:style-name="T16"><text:line-break/></text:span><text:span text:style-name="T7">Inputs:</text:span><text:span text:style-name="T16"> </text:span><text:span text:style-name="T15">Remove action trigger GUI button, an grid location occupied from a gizmo or absorber</text:span><text:span text:style-name="T16"> without an action trigger</text:span><text:span text:style-name="T15">.</text:span><text:span text:style-name="T16"><text:line-break/></text:span><text:span text:style-name="T7">Expected outputs:</text:span><text:span text:style-name="T16"> None.</text:span></text:p>
      <text:p text:style-name="P6"><text:span text:style-name="T6">Test 4</text:span><text:span text:style-name="T7">7</text:span><text:span text:style-name="T15"><text:line-break/></text:span><text:span text:style-name="T6">Purpose:</text:span><text:span text:style-name="T15"> Test remove action trigger functionality.<text:line-break/></text:span><text:span text:style-name="T6">Inputs:</text:span><text:span text:style-name="T15"> Remove action trigger GUI button, an empty grid location.<text:line-break/></text:span><text:span text:style-name="T6">Expected outputs:</text:span><text:span text:style-name="T15"> </text:span><text:span text:style-name="T16">None.</text:span></text:p>
      <text:p text:style-name="P2"><text:span text:style-name="T1">Test </text:span><text:span text:style-name="T7">48</text:span><text:span text:style-name="T10"><text:line-break/></text:span><text:span text:style-name="T1">Purpose:</text:span><text:span text:style-name="T10"> </text:span><text:span text:style-name="T16">Test add key trigger functionality.</text:span><text:span text:style-name="T10"><text:line-break/></text:span><text:span text:style-name="T1">Inputs:</text:span><text:span text:style-name="T10"> </text:span><text:span text:style-name="T16">Add key trigger GUI button, selected key in GUI, a grid location occupied by a bumper.</text:span><text:span text:style-name="T10"><text:line-break/></text:span><text:span text:style-name="T1">Expected outputs:</text:span><text:span text:style-name="T10"> </text:span><text:span text:style-name="T16">GUI alert stating the key trigger has been applied.</text:span></text:p>
      <text:p text:style-name="P6"><text:span text:style-name="T7">Test 49</text:span><text:span text:style-name="T16"><text:line-break/></text:span><text:span text:style-name="T7">Purpose:</text:span><text:span text:style-name="T16"> Test key trigger functionality.<text:line-break/></text:span><text:span text:style-name="T7">Inputs:</text:span><text:span text:style-name="T16"> In run mode, a key is pressed with a trigger associated to a bumper.<text:line-break/></text:span><text:span text:style-name="T7">Expected outputs:</text:span><text:span text:style-name="T16"> The bumper changed colour.</text:span></text:p>
      <text:p text:style-name="P6"><text:span text:style-name="T1">Test </text:span><text:span text:style-name="T7">50</text:span><text:span text:style-name="T10"><text:line-break/></text:span><text:span text:style-name="T1">Purpose:</text:span><text:span text:style-name="T10"> </text:span><text:span text:style-name="T16">Test add key trigger functionality.</text:span><text:span text:style-name="T10"><text:line-break/></text:span><text:span text:style-name="T1">Inputs:</text:span><text:span text:style-name="T10"> </text:span><text:span text:style-name="T16">Add key trigger GUI button, selected key in GUI, a grid location occupied by a flipper.</text:span><text:span text:style-name="T10"><text:line-break/></text:span><text:span text:style-name="T1">Expected outputs:</text:span><text:span text:style-name="T10"> </text:span><text:span text:style-name="T16">GUI alert stating the key trigger has been applied.</text:span></text:p>
      <text:p text:style-name="P6"><text:span text:style-name="T7">Test 51</text:span><text:span text:style-name="T16"><text:line-break/></text:span><text:span text:style-name="T7">Purpose:</text:span><text:span text:style-name="T16"> Test key trigger functionality.<text:line-break/></text:span><text:span text:style-name="T7">Inputs:</text:span><text:span text:style-name="T16"> In run mode, a key is pressed with a trigger associated to a flipper.<text:line-break/></text:span><text:span text:style-name="T7">Expected outputs:</text:span><text:span text:style-name="T16"> The flipper flips.</text:span></text:p>
      <text:p text:style-name="P6"><text:span text:style-name="T1">Test </text:span><text:span text:style-name="T7">52</text:span><text:span text:style-name="T10"><text:line-break/></text:span><text:span text:style-name="T1">Purpose:</text:span><text:span text:style-name="T10"> </text:span><text:span text:style-name="T16">Test add key trigger functionality.</text:span><text:span text:style-name="T10"><text:line-break/></text:span><text:span text:style-name="T1">Inputs:</text:span><text:span text:style-name="T10"> </text:span><text:span text:style-name="T16">Add key trigger GUI button, selected key in GUI, a grid location occupied by an absorber.</text:span><text:span text:style-name="T10"><text:line-break/></text:span><text:span text:style-name="T1">Expected outputs:</text:span><text:span text:style-name="T10"> </text:span><text:span text:style-name="T16">GUI alert stating the key trigger has been applied.</text:span></text:p>
      <text:p text:style-name="P6"><text:span text:style-name="T7">Test 53</text:span><text:span text:style-name="T16"><text:line-break/></text:span><text:span text:style-name="T7">Purpose:</text:span><text:span text:style-name="T16"> Test key trigger functionality.<text:line-break/></text:span><text:span text:style-name="T7">Inputs:</text:span><text:span text:style-name="T16"> In run mode, a key is pressed with a trigger associated to an absorber.<text:line-break/></text:span><text:span text:style-name="T7">Expected outputs:</text:span><text:span text:style-name="T16"> </text:span><text:span text:style-name="T15">If the associated absorber contains a ball, a ball is fired, else no action.</text:span></text:p>
      <text:p text:style-name="P7"><text:soft-page-break/><text:span text:style-name="T1">Test </text:span><text:span text:style-name="T8">54</text:span><text:span text:style-name="T10"><text:line-break/></text:span><text:span text:style-name="T1">Purpose:</text:span><text:span text:style-name="T10"> </text:span><text:span text:style-name="T15">Test remove </text:span><text:span text:style-name="T17">key</text:span><text:span text:style-name="T15"> trigger functionality.</text:span><text:span text:style-name="T10"><text:line-break/></text:span><text:span text:style-name="T1">Inputs:</text:span><text:span text:style-name="T10"> </text:span><text:span text:style-name="T15">Remove action trigger GUI button, an grid location occupied from a gizmo or absorber</text:span><text:span text:style-name="T16"> with a</text:span><text:span text:style-name="T17"> key</text:span><text:span text:style-name="T16"> trigger</text:span><text:span text:style-name="T15">.</text:span><text:span text:style-name="T10"><text:line-break/></text:span><text:span text:style-name="T1">Expected outputs:</text:span><text:span text:style-name="T10"> </text:span><text:span text:style-name="T15">GUI alert informing the user that</text:span><text:span text:style-name="T16"> trigger has been removed.</text:span></text:p>
      <text:p text:style-name="P7"><text:span text:style-name="T7">Test </text:span><text:span text:style-name="T8">55</text:span><text:span text:style-name="T16"><text:line-break/></text:span><text:span text:style-name="T7">Purpose:</text:span><text:span text:style-name="T16"> </text:span><text:span text:style-name="T15">Test remove </text:span><text:span text:style-name="T17">key</text:span><text:span text:style-name="T15"> trigger functionality.</text:span><text:span text:style-name="T16"><text:line-break/></text:span><text:span text:style-name="T7">Inputs:</text:span><text:span text:style-name="T16"> </text:span><text:span text:style-name="T15">Remove action trigger GUI button, an grid location occupied from a gizmo or absorber</text:span><text:span text:style-name="T16"> without a</text:span><text:span text:style-name="T17"> key</text:span><text:span text:style-name="T16"> trigger</text:span><text:span text:style-name="T15">.</text:span><text:span text:style-name="T16"><text:line-break/></text:span><text:span text:style-name="T7">Expected outputs:</text:span><text:span text:style-name="T16"> None.</text:span></text:p>
      <text:p text:style-name="P7"><text:span text:style-name="T6">Test </text:span><text:span text:style-name="T8">56</text:span><text:span text:style-name="T15"><text:line-break/></text:span><text:span text:style-name="T6">Purpose:</text:span><text:span text:style-name="T15"> Test remove </text:span><text:span text:style-name="T17">key</text:span><text:span text:style-name="T15"> trigger functionality.<text:line-break/></text:span><text:span text:style-name="T6">Inputs:</text:span><text:span text:style-name="T15"> Remove action trigger GUI button, an empty grid location.<text:line-break/></text:span><text:span text:style-name="T6">Expected outputs:</text:span><text:span text:style-name="T15"> </text:span><text:span text:style-name="T16">None.</text:span></text:p>
      <text:p text:style-name="P6"><text:span text:style-name="T1">Test </text:span><text:span text:style-name="T8">57</text:span><text:span text:style-name="T10"><text:line-break/></text:span><text:span text:style-name="T1">Purpose:</text:span><text:span text:style-name="T10"> </text:span><text:span text:style-name="T18">Test save file functionality.</text:span><text:span text:style-name="T10"><text:line-break/></text:span><text:span text:style-name="T1">Inputs:</text:span><text:span text:style-name="T10"> </text:span><text:span text:style-name="T18">Save GUI button, a file location.</text:span><text:span text:style-name="T10"><text:line-break/></text:span><text:span text:style-name="T1">Expected outputs:</text:span><text:span text:style-name="T10"> </text:span><text:span text:style-name="T18">A file is written to the location.</text:span></text:p>
      <text:p text:style-name="P6"><text:span text:style-name="T1">Test </text:span><text:span text:style-name="T9">58</text:span><text:span text:style-name="T10"><text:line-break/></text:span><text:span text:style-name="T1">Purpose:</text:span><text:span text:style-name="T10"> </text:span><text:span text:style-name="T18">Test load file functionality.</text:span><text:span text:style-name="T10"><text:line-break/></text:span><text:span text:style-name="T1">Inputs:</text:span><text:span text:style-name="T10"> </text:span><text:span text:style-name="T18">Load GUI button, a compatible file.</text:span><text:span text:style-name="T10"><text:line-break/></text:span><text:span text:style-name="T1">Expected outputs:</text:span><text:span text:style-name="T10"> </text:span><text:span text:style-name="T18">The grid for the game is produced from the file.</text:span></text:p>
      <text:p text:style-name="P6"><text:span text:style-name="T1">Test </text:span><text:span text:style-name="T9">59</text:span><text:span text:style-name="T10"><text:line-break/></text:span><text:span text:style-name="T1">Purpose:</text:span><text:span text:style-name="T10"> </text:span><text:span text:style-name="T18">Test switch to run mode functionality.</text:span><text:span text:style-name="T10"><text:line-break/></text:span><text:span text:style-name="T1">Inputs:</text:span><text:span text:style-name="T10"> </text:span><text:span text:style-name="T18">In build mode, Run mode GUI button pressed.</text:span><text:span text:style-name="T10"><text:line-break/></text:span><text:span text:style-name="T1">Expected outputs:</text:span><text:span text:style-name="T10"> </text:span><text:span text:style-name="T18">User in run mode.</text:span></text:p>
      <text:p text:style-name="P8"><text:span text:style-name="T1">Test </text:span><text:span text:style-name="T9">60</text:span><text:span text:style-name="T10"><text:line-break/></text:span><text:span text:style-name="T1">Purpose:</text:span><text:span text:style-name="T10"> </text:span><text:span text:style-name="T18">Test switch to build mode functionality.</text:span><text:span text:style-name="T10"><text:line-break/></text:span><text:span text:style-name="T1">Inputs:</text:span><text:span text:style-name="T10"> </text:span><text:span text:style-name="T18">In run mode, Build mode GUI button pressed.</text:span><text:span text:style-name="T10"><text:line-break/></text:span><text:span text:style-name="T1">Expected outputs:</text:span><text:span text:style-name="T10"> </text:span><text:span text:style-name="T18">User in build mode.</text:span></text:p>
      <text:p text:style-name="P8"><text:span text:style-name="T1">Test </text:span><text:span text:style-name="T9">61</text:span><text:span text:style-name="T10"><text:line-break/></text:span><text:span text:style-name="T1">Purpose:</text:span><text:span text:style-name="T10"> </text:span><text:span text:style-name="T18">Test run mode.</text:span><text:span text:style-name="T10"><text:line-break/></text:span><text:span text:style-name="T1">Inputs:</text:span><text:span text:style-name="T10"> </text:span><text:span text:style-name="T18">In run mode, Run GUI button pressed.</text:span><text:span text:style-name="T10"><text:line-break/></text:span><text:span text:style-name="T1">Expected outputs:</text:span><text:span text:style-name="T10"> </text:span><text:span text:style-name="T18">The game is now running. All physics can be observed to be accurate.</text:span></text:p>
      <text:p text:style-name="P8"><text:span text:style-name="T1">Test </text:span><text:span text:style-name="T9">62</text:span><text:span text:style-name="T10"><text:line-break/></text:span><text:span text:style-name="T1">Purpose:</text:span><text:span text:style-name="T10"> </text:span><text:span text:style-name="T18">Test ticking.</text:span><text:span text:style-name="T10"><text:line-break/></text:span><text:span text:style-name="T1">Inputs:</text:span><text:span text:style-name="T10"> </text:span><text:span text:style-name="T18">In run mode, tick GUI button pressed.</text:span><text:span text:style-name="T10"><text:line-break/></text:span><text:span text:style-name="T1">Expected outputs:</text:span><text:span text:style-name="T10"> </text:span><text:span text:style-name="T18">The game is paused and advances by one tick.</text:span></text:p>
      <text:p text:style-name="P8"><text:span text:style-name="T1">Test </text:span><text:span text:style-name="T9">63</text:span><text:span text:style-name="T10"><text:line-break/></text:span><text:span text:style-name="T1">Purpose:</text:span><text:span text:style-name="T10"> </text:span><text:span text:style-name="T18">Test pause.</text:span><text:span text:style-name="T10"><text:line-break/></text:span><text:span text:style-name="T1">Inputs:</text:span><text:span text:style-name="T10"> </text:span><text:span text:style-name="T18">In run mode, pause GUI button pressed.</text:span><text:span text:style-name="T10"><text:line-break/></text:span><text:span text:style-name="T1">Expected outputs:</text:span><text:span text:style-name="T10"> </text:span><text:span text:style-name="T18">The game is paused.</text:span></text:p>
      <text:p text:style-name="P8"><text:soft-page-break/><text:span text:style-name="T1">Test </text:span><text:span text:style-name="T9">64</text:span><text:span text:style-name="T10"><text:line-break/></text:span><text:span text:style-name="T1">Purpose:</text:span><text:span text:style-name="T10"> </text:span><text:span text:style-name="T18">Test quit.</text:span><text:span text:style-name="T10"><text:line-break/></text:span><text:span text:style-name="T1">Inputs:</text:span><text:span text:style-name="T10"> </text:span><text:span text:style-name="T18">Quit GUI button pressed.</text:span><text:span text:style-name="T10"><text:line-break/></text:span><text:span text:style-name="T1">Expected outputs:</text:span><text:span text:style-name="T10"> </text:span><text:span text:style-name="T18">The application is clo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55:06.947368280</meta:creation-date>
    <dc:date>2019-02-18T11:27:31.603454279</dc:date>
    <meta:editing-duration>PT20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67" meta:word-count="2109" meta:character-count="13626" meta:non-whitespace-character-count="11577"/>
  </office:meta>
</office:document-meta>
</file>